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fo:margin-left="1in" fo:margin-right="1in"/>
    </style:style>
    <style:style style:name="P2" style:family="paragraph">
      <style:paragraph-properties fo:margin-left="1in" fo:margin-right="2in"/>
    </style:style>
    <style:style style:name="P3" style:family="paragraph">
      <style:paragraph-properties fo:margin-left="2in" fo:margin-right="1in"/>
    </style:style>
  </office:automatic-styles>
  <office:body>
    <office:text>
      <text:p text:style-name="P1">
     This is an example of paragraph with left margin of 1 inch and right margin of 1 inch. This is an example of paragraph with left margin of 1 inch and right margin of 1 inch.
   </text:p>
      <text:p/>
      <text:p/>
      <text:p/>
      <text:p text:style-name="P2">
          This is an example of paragraph with left margin of 1 inch and right margin of 2 inch. This is an example of paragraph with left margin of 1 inch and right margin of 2 inch.
      </text:p>
      <text:p/>
      <text:p/>
      <text:p/>
      <text:p text:style-name="P3">
    This is an example of paragraph with left margin of 2 inch and right margin of 1 inch. This is an example of paragraph with left margin of 2 inch and right margin of 1 inch.
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